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0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5" style:family="table-cell" style:parent-style-name="Default">
      <style:table-cell-properties fo:background-color="transparent" style:vertical-align="middle"/>
      <style:text-properties style:font-name="Avenir6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585" style:family="table-cell" style:parent-style-name="Default">
      <style:text-properties style:font-name="Avenir3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77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3"/>
    </style:style>
    <style:style style:name="T6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3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8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5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4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9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70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1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4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5"/>
          <table:covered-table-cell table:style-name="ce2086"/>
          <table:covered-table-cell table:number-columns-repeated="3" table:style-name="ce2085"/>
          <table:covered-table-cell table:style-name="ce2599"/>
          <table:covered-table-cell table:number-columns-repeated="2" table:style-name="ce2085"/>
          <table:covered-table-cell/>
          <table:covered-table-cell table:style-name="ce2085"/>
          <table:covered-table-cell table:number-columns-repeated="3"/>
        </table:table-row>
        <table:table-row table:style-name="ro2">
          <table:table-cell table:number-columns-repeated="4"/>
          <table:table-cell table:style-name="ce2086"/>
          <table:table-cell table:style-name="ce2085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5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5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5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1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2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Bűvészet</text:p>
          </table:table-cell>
          <table:table-cell table:style-name="ce2585" office:value-type="string" calcext:value-type="string">
            <text:p><text:span text:style-name="T30">🟩</text:span><text:span text:style-name="T37"> </text:span>Befolyásolás, Előadóművészet, Lopás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43">🟥</text:span><text:span text:style-name="T37"> Előadóművészet, </text:span><text:span text:style-name="T44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7">Lexikum, </text:span>Nyomozás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1">🟥</text:span><text:span text:style-name="T37"> Előadóművészet, </text:span><text:span text:style-name="T44">🟩 </text:span>Művészetismeret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1">🟥</text:span><text:span text:style-name="T37"> Lexikum,</text:span><text:span text:style-name="T44"> </text:span>Nyomozás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7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1">🟥</text:span><text:span text:style-name="T44"> </text:span><text:span text:style-name="T37">Előadóművészet, </text:span><text:span text:style-name="T44">🟩</text:span>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1">🟥</text:span><text:span text:style-name="T44"> </text:span><text:span text:style-name="T37">Előadóművészet, </text:span><text:span text:style-name="T44">🟩 </text:span>Művészetismere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1">🟥 </text:span>Etikett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8])" office:value-type="float" office:value="58" calcext:value-type="float">
            <text:p>58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table:table-column table:style-name="co98" table:default-cell-style-name="ce585"/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5"/>
          <table:covered-table-cell table:style-name="ce2205"/>
          <table:covered-table-cell table:number-columns-repeated="6" table:style-name="ce2195"/>
          <table:covered-table-cell table:number-columns-repeated="3" table:style-name="ce2320"/>
          <table:covered-table-cell table:style-name="ce2195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5"/>
          <table:table-cell table:style-name="ce2205"/>
          <table:table-cell table:style-name="ce2195" table:number-columns-repeated="2"/>
          <table:table-cell table:style-name="ce2872"/>
          <table:table-cell table:style-name="ce2195" table:number-columns-repeated="3"/>
          <table:table-cell table:style-name="ce2320" table:number-columns-repeated="3"/>
          <table:table-cell table:style-name="ce2195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6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0" office:value-type="string" calcext:value-type="string">
            <text:p>Szint</text:p>
          </table:table-cell>
          <table:table-cell table:style-name="ce2260" office:value-type="string" calcext:value-type="string" table:number-columns-spanned="2" table:number-rows-spanned="1">
            <text:p>KP</text:p>
          </table:table-cell>
          <table:covered-table-cell table:style-name="ce226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7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77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7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37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6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6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0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0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0"/>
          <table:table-cell table:style-name="ce980"/>
          <table:table-cell table:style-name="ce2137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74" table:content-validation-name="val225" office:value-type="string" calcext:value-type="string">
            <text:p>Fok</text:p>
          </table:table-cell>
          <table:table-cell table:style-name="ce2374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7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37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0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6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1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7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2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7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79" table:content-validation-name="val5" office:value-type="float" office:value="5" calcext:value-type="float">
            <text:p>5</text:p>
          </table:table-cell>
          <table:table-cell table:style-name="ce217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79" table:content-validation-name="val5" office:value-type="float" office:value="10" calcext:value-type="float">
            <text:p>10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79" table:content-validation-name="val5" office:value-type="float" office:value="15" calcext:value-type="float">
            <text:p>15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4" table:content-validation-name="val5"/>
          <table:table-cell table:style-name="ce2180" table:content-validation-name="val5" table:number-columns-repeated="2"/>
          <table:table-cell table:style-name="ce2572" table:content-validation-name="val5"/>
          <table:table-cell table:style-name="ce2208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2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4" table:content-validation-name="val5"/>
          <table:table-cell table:style-name="ce218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4" table:content-validation-name="val5" office:value-type="string" calcext:value-type="string">
            <text:p>Szúró</text:p>
          </table:table-cell>
          <table:table-cell table:style-name="ce2184" table:content-validation-name="val5" office:value-type="string" calcext:value-type="string">
            <text:p>Vágó</text:p>
          </table:table-cell>
          <table:table-cell table:style-name="ce2184" table:content-validation-name="val5" office:value-type="string" calcext:value-type="string">
            <text:p>Zúzó</text:p>
          </table:table-cell>
          <table:table-cell table:style-name="ce218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49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>
            <text:p>Fémalapanyag</text:p>
          </table:table-cell>
          <table:table-cell table:style-name="ce218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2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4" table:content-validation-name="val222" office:value-type="string" calcext:value-type="string">
            <text:p>TÉ</text:p>
          </table:table-cell>
          <table:table-cell table:style-name="ce2204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2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4" table:content-validation-name="val105" office:value-type="string" calcext:value-type="string">
            <text:p>TÉ</text:p>
          </table:table-cell>
          <table:table-cell table:style-name="ce2204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2" table:style-name="ce2189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number-columns-repeated="2" table:style-name="ce2189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89" office:value-type="float" office:value="9" calcext:value-type="float">
            <text:p>9</text:p>
          </table:table-cell>
          <table:table-cell table:number-columns-repeated="2" table:style-name="ce2189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08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6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0:35:22.225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0:18:35.703289000</dc:date>
    <meta:editing-cycles>1332</meta:editing-cycles>
    <meta:editing-duration>P12DT1H15M52S</meta:editing-duration>
    <meta:document-statistic meta:table-count="11" meta:cell-count="49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